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officeooo:paragraph-rsid="000aebf3"/>
    </style:style>
    <style:style style:name="P2" style:family="paragraph" style:parent-style-name="Standard">
      <style:paragraph-properties fo:line-height="150%"/>
      <style:text-properties officeooo:rsid="000aebf3" officeooo:paragraph-rsid="000aebf3"/>
    </style:style>
    <style:style style:name="P3" style:family="paragraph" style:parent-style-name="Standard">
      <style:paragraph-properties fo:line-height="150%"/>
      <style:text-properties officeooo:rsid="000aebf3" officeooo:paragraph-rsid="000c100f"/>
    </style:style>
    <style:style style:name="P4" style:family="paragraph" style:parent-style-name="Standard">
      <style:paragraph-properties fo:line-height="150%"/>
      <style:text-properties officeooo:rsid="0011b63e" officeooo:paragraph-rsid="0011b63e"/>
    </style:style>
    <style:style style:name="T1" style:family="text">
      <style:text-properties officeooo:rsid="000aebf3"/>
    </style:style>
    <style:style style:name="T2" style:family="text">
      <style:text-properties officeooo:rsid="000c100f"/>
    </style:style>
    <style:style style:name="T3" style:family="text">
      <style:text-properties officeooo:rsid="000da58b"/>
    </style:style>
    <style:style style:name="T4" style:family="text">
      <style:text-properties fo:font-variant="normal" fo:text-transform="none" fo:color="#000000" style:font-name="Arial"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ember 18, 2019</text:p>
      <text:p text:style-name="P2">Attention: Financial Aid Department</text:p>
      <text:p text:style-name="P1"><text:span text:style-name="T1">RE: SAP Appeal Additional Documentation-</text:span><text:span text:style-name="T4">SAP-001543098-4196-2019-12-12</text:span></text:p>
      <text:p text:style-name="P2"/>
      <text:p text:style-name="P3">Student 001543098 RaeDawn Long requires additional documentation concerning her academic performance during her attendance <text:span text:style-name="T3">of </text:span>2007-2009. <text:s/>During the terms of 4086, <text:span text:style-name="T2">4076, 4074, 4072 </text:span>some withdrawals <text:span text:style-name="T2">(W)</text:span> <text:span text:style-name="T2">and failures (E)</text:span> were made secondary to the student had a full-time job <text:span text:style-name="T2">that required more detailed attention and time to the specific position. Due to Ms. Long trying to juggle a demanding Full-time job, <text:s/>being a Full-time student, and facing family issues of having responsibility with care taking of her ill grand-father, Ms. Long became extremely overwhelmed. Moving forward now Ms. Long no longer has a stressful full-time job and her grand-father has passed away, which now allows her to focus on her studies. She has been placed on academic probation by Dean Davis which requires her to have monthly meetings with Advising to ensure she is making necessary progress with her studies. Ms. Long ensures that anytime any life-changing events occur she will immediately report her issues to counsel and advising to ensure she continues her education, and she had committed to maintaining at least a 2.5 GPA in all terms. I hope you will reconsider allowing Ms. Long to continue to receive financial assistance to attend JCTC to purse her Technology degree. Please advise if any additional information is needed. Thank you for your time.</text:span></text:p>
      <text:p text:style-name="P3"/>
      <text:p text:style-name="P4">Tequi Jack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1:17:06.524727430</meta:creation-date>
    <dc:date>2019-12-20T02:04:28.650391228</dc:date>
    <meta:editing-duration>PT14M11S</meta:editing-duration>
    <meta:editing-cycles>3</meta:editing-cycles>
    <meta:generator>LibreOffice/6.0.6.2$Linux_X86_64 LibreOffice_project/00m0$Build-2</meta:generator>
    <meta:document-statistic meta:table-count="0" meta:image-count="0" meta:object-count="0" meta:page-count="1" meta:paragraph-count="5" meta:word-count="229" meta:character-count="1475" meta:non-whitespace-character-count="1249"/>
  </office:meta>
</office:document-meta>
</file>